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lease upload the diabetes dataset CSV file:</text:p>
      <text:p text:style-name="Normal">No file chosen Upload widget is only available when the cell has been executed in the current browser session. Please rerun this cell to enable.</text:p>
      <text:p text:style-name="Normal">Saving Database file (NM) to Database file (NM)</text:p>
      <text:p text:style-name="Normal">First 5 rows of the dataset:</text:p>
      <text:p text:style-name="Normal"><text:s text:c="3"/>Pregnancies <text:s/>Glucose <text:s/>BloodPressure <text:s/>SkinThickness <text:s/>Insulin <text:s text:c="2"/>BMI <text:s/>\</text:p>
      <text:p text:style-name="Normal">0 <text:s text:c="11"/>6 <text:s text:c="5"/>148 <text:s text:c="12"/>72 <text:s text:c="12"/>35 <text:s text:c="7"/>0 <text:s/>33.6 <text:s text:c="2"/></text:p>
      <text:p text:style-name="Normal">1 <text:s text:c="11"/>1 <text:s text:c="6"/>85 <text:s text:c="12"/>66 <text:s text:c="12"/>29 <text:s text:c="7"/>0 <text:s/>26.6 <text:s text:c="2"/></text:p>
      <text:p text:style-name="Normal">2 <text:s text:c="11"/>8 <text:s text:c="5"/>183 <text:s text:c="12"/>64 <text:s text:c="13"/>0 <text:s text:c="7"/>0 <text:s/>23.3 <text:s text:c="2"/></text:p>
      <text:p text:style-name="Normal">3 <text:s text:c="11"/>1 <text:s text:c="6"/>89 <text:s text:c="12"/>66 <text:s text:c="12"/>23 <text:s text:c="6"/>94 <text:s/>28.1 <text:s text:c="2"/></text:p>
      <text:p text:style-name="Normal">4 <text:s text:c="11"/>0 <text:s text:c="5"/>137 <text:s text:c="12"/>40 <text:s text:c="12"/>35 <text:s text:c="5"/>168 <text:s/>43.1 <text:s text:c="2"/></text:p>
      <text:p text:style-name="Normal"/>
      <text:p text:style-name="Normal"><text:s text:c="3"/>DiabetesPedigreeFunction <text:s/>Age <text:s/>Outcome <text:s/></text:p>
      <text:p text:style-name="Normal">0 <text:s text:c="20"/>0.627 <text:s text:c="2"/>50 <text:s text:c="7"/>1 <text:s/></text:p>
      <text:p text:style-name="Normal">1 <text:s text:c="20"/>0.351 <text:s text:c="2"/>31 <text:s text:c="7"/>0 <text:s/></text:p>
      <text:p text:style-name="Normal">2 <text:s text:c="20"/>0.672 <text:s text:c="2"/>32 <text:s text:c="7"/>1 <text:s/></text:p>
      <text:p text:style-name="Normal">3 <text:s text:c="20"/>0.167 <text:s text:c="2"/>21 <text:s text:c="7"/>0 <text:s/></text:p>
      <text:p text:style-name="Normal">4 <text:s text:c="20"/>2.288 <text:s text:c="2"/>33 <text:s text:c="7"/>1 <text:s/></text:p>
      <text:p text:style-name="Normal"/>
      <text:p text:style-name="Normal">Dataset Info:</text:p>
      <text:p text:style-name="Normal">&lt;class 'pandas.core.frame.DataFrame'&gt;</text:p>
      <text:p text:style-name="Normal">RangeIndex: 768 entries, 0 to 767</text:p>
      <text:p text:style-name="Normal">Data columns (total 9 columns):</text:p>
      <text:p text:style-name="Normal"><text:s/># <text:s text:c="2"/>Column <text:s text:c="19"/>Non-Null Count <text:s/>Dtype <text:s/></text:p>
      <text:p text:style-name="Normal">--- <text:s/>------ <text:s text:c="19"/>-------------- <text:s/>----- <text:s/></text:p>
      <text:p text:style-name="Normal"><text:s/>0 <text:s text:c="2"/>Pregnancies <text:s text:c="14"/>768 non-null <text:s text:c="3"/>int64 <text:s/></text:p>
      <text:p text:style-name="Normal"><text:s/>1 <text:s text:c="2"/>Glucose <text:s text:c="18"/>768 non-null <text:s text:c="3"/>int64 <text:s/></text:p>
      <text:p text:style-name="Normal"><text:s/>2 <text:s text:c="2"/>BloodPressure <text:s text:c="12"/>768 non-null <text:s text:c="3"/>int64 <text:s/></text:p>
      <text:p text:style-name="Normal"><text:s/>3 <text:s text:c="2"/>SkinThickness <text:s text:c="12"/>768 non-null <text:s text:c="3"/>int64 <text:s/></text:p>
      <text:p text:style-name="Normal"><text:s/>4 <text:s text:c="2"/>Insulin <text:s text:c="18"/>768 non-null <text:s text:c="3"/>int64 <text:s/></text:p>
      <text:p text:style-name="Normal"><text:s/>5 <text:s text:c="2"/>BMI <text:s text:c="22"/>768 non-null <text:s text:c="3"/>float64</text:p>
      <text:p text:style-name="Normal"><text:s/>6 <text:s text:c="2"/>DiabetesPedigreeFunction <text:s/>768 non-null <text:s text:c="3"/>float64</text:p>
      <text:p text:style-name="Normal"><text:s/>7 <text:s text:c="2"/>Age <text:s text:c="22"/>768 non-null <text:s text:c="3"/>int64 <text:s/></text:p>
      <text:p text:style-name="Normal"><text:s/>8 <text:s text:c="2"/>Outcome <text:s text:c="18"/>768 non-null <text:s text:c="3"/>int64 <text:s/></text:p>
      <text:p text:style-name="Normal">dtypes: float64(2), int64(7)</text:p>
      <text:p text:style-name="Normal">memory usage: 54.1 KB</text:p>
      <text:p text:style-name="Normal"/>
      <text:p text:style-name="Normal">Statistical Summary:</text:p>
      <text:p text:style-name="Normal"><text:s text:c="7"/>Pregnancies <text:s text:c="4"/>Glucose <text:s/>BloodPressure <text:s/>SkinThickness <text:s text:c="4"/>Insulin <text:s/>\</text:p>
      <text:p text:style-name="Normal">count <text:s text:c="2"/>768.000000 <text:s/>768.000000 <text:s text:c="4"/>768.000000 <text:s text:c="4"/>768.000000 <text:s/>768.000000 <text:s text:c="2"/></text:p>
      <text:p text:style-name="Normal">mean <text:s text:c="5"/>3.845052 <text:s/>120.894531 <text:s text:c="5"/>69.105469 <text:s text:c="5"/>20.536458 <text:s text:c="2"/>79.799479 <text:s text:c="2"/></text:p>
      <text:p text:style-name="Normal">std <text:s text:c="6"/>3.369578 <text:s text:c="2"/>31.972618 <text:s text:c="5"/>19.355807 <text:s text:c="5"/>15.952218 <text:s/>115.244002 <text:s text:c="2"/></text:p>
      <text:p text:style-name="Normal">min <text:s text:c="6"/>0.000000 <text:s text:c="3"/>0.000000 <text:s text:c="6"/>0.000000 <text:s text:c="6"/>0.000000 <text:s text:c="3"/>0.000000 <text:s text:c="2"/></text:p>
      <text:p text:style-name="Normal">25% <text:s text:c="6"/>1.000000 <text:s text:c="2"/>99.000000 <text:s text:c="5"/>62.000000 <text:s text:c="6"/>0.000000 <text:s text:c="3"/>0.000000 <text:s text:c="2"/></text:p>
      <text:p text:style-name="Normal">50% <text:s text:c="6"/>3.000000 <text:s/>117.000000 <text:s text:c="5"/>72.000000 <text:s text:c="5"/>23.000000 <text:s text:c="2"/>30.500000 <text:s text:c="2"/></text:p>
      <text:p text:style-name="Normal">75% <text:s text:c="6"/>6.000000 <text:s/>140.250000 <text:s text:c="5"/>80.000000 <text:s text:c="5"/>32.000000 <text:s/>127.250000 <text:s text:c="2"/></text:p>
      <text:p text:style-name="Normal">max <text:s text:c="5"/>17.000000 <text:s/>199.000000 <text:s text:c="4"/>122.000000 <text:s text:c="5"/>99.000000 <text:s/>846.000000 <text:s text:c="2"/></text:p>
      <text:p text:style-name="Normal"/>
      <text:p text:style-name="Normal"><text:s text:c="14"/>BMI <text:s/>DiabetesPedigreeFunction <text:s text:c="8"/>Age <text:s text:c="4"/>Outcome <text:s/></text:p>
      <text:p text:style-name="Normal">count <text:s/>768.000000 <text:s text:c="15"/>768.000000 <text:s/>768.000000 <text:s/>768.000000 <text:s/></text:p>
      <text:p text:style-name="Normal">mean <text:s text:c="3"/>31.992578 <text:s text:c="17"/>0.471876 <text:s text:c="2"/>33.240885 <text:s text:c="3"/>0.348958 <text:s/></text:p>
      <text:p text:style-name="Normal">std <text:s text:c="5"/>7.884160 <text:s text:c="17"/>0.331329 <text:s text:c="2"/>11.760232 <text:s text:c="3"/>0.476951 <text:s/></text:p>
      <text:p text:style-name="Normal">min <text:s text:c="5"/>0.000000 <text:s text:c="17"/>0.078000 <text:s text:c="2"/>21.000000 <text:s text:c="3"/>0.000000 <text:s/></text:p>
      <text:p text:style-name="Normal">25% <text:s text:c="4"/>27.300000 <text:s text:c="17"/>0.243750 <text:s text:c="2"/>24.000000 <text:s text:c="3"/>0.000000 <text:s/></text:p>
      <text:p text:style-name="Normal">50% <text:s text:c="4"/>32.000000 <text:s text:c="17"/>0.372500 <text:s text:c="2"/>29.000000 <text:s text:c="3"/>0.000000 <text:s/></text:p>
      <text:p text:style-name="Normal">75% <text:s text:c="4"/>36.600000 <text:s text:c="17"/>0.626250 <text:s text:c="2"/>41.000000 <text:s text:c="3"/>1.000000 <text:s/></text:p>
      <text:p text:style-name="Normal">max <text:s text:c="4"/>67.100000 <text:s text:c="17"/>2.420000 <text:s text:c="2"/>81.000000 <text:s text:c="3"/>1.000000 <text:s/></text:p>
      <text:p text:style-name="Normal"/>
      <text:p text:style-name="Normal">Missing Values:</text:p>
      <text:p text:style-name="Normal">Pregnancies <text:s text:c="16"/>0</text:p>
      <text:p text:style-name="Normal">Glucose <text:s text:c="20"/>0</text:p>
      <text:p text:style-name="Normal">BloodPressure <text:s text:c="14"/>0</text:p>
      <text:p text:style-name="Normal">SkinThickness <text:s text:c="14"/>0</text:p>
      <text:p text:style-name="Normal">Insulin <text:s text:c="20"/>0</text:p>
      <text:p text:style-name="Normal">BMI <text:s text:c="24"/>0</text:p>
      <text:p text:style-name="Normal">DiabetesPedigreeFunction <text:s text:c="3"/>0</text:p>
      <text:p text:style-name="Normal">Age <text:s text:c="24"/>0</text:p>
      <text:p text:style-name="Normal">Outcome <text:s text:c="20"/>0</text:p>
      <text:p text:style-name="Normal">dtype: int64</text:p>
      <text:p text:style-name="Normal"/>
      <text:p text:style-name="Normal">--- Logistic Regression ---</text:p>
      <text:p text:style-name="Normal">Accuracy: 0.7532467532467533</text:p>
      <text:p text:style-name="Normal">Classification Report:</text:p>
      <text:p text:style-name="Normal"><text:s text:c="14"/>precision <text:s text:c="3"/>recall <text:s/>f1-score <text:s text:c="2"/>support</text:p>
      <text:p text:style-name="Normal"/>
      <text:p text:style-name="Normal"><text:s text:c="11"/>0 <text:s text:c="6"/>0.81 <text:s text:c="5"/>0.80 <text:s text:c="5"/>0.81 <text:s text:c="7"/>99</text:p>
      <text:p text:style-name="Normal"><text:s text:c="11"/>1 <text:s text:c="6"/>0.65 <text:s text:c="5"/>0.67 <text:s text:c="5"/>0.66 <text:s text:c="7"/>55</text:p>
      <text:p text:style-name="Normal"/>
      <text:p text:style-name="Normal"><text:s text:c="4"/>accuracy <text:s text:c="26"/>0.75 <text:s text:c="6"/>154</text:p>
      <text:p text:style-name="Normal"><text:s text:c="3"/>macro avg <text:s text:c="6"/>0.73 <text:s text:c="5"/>0.74 <text:s text:c="5"/>0.73 <text:s text:c="6"/>154</text:p>
      <text:p text:style-name="Normal">weighted avg <text:s text:c="6"/>0.76 <text:s text:c="5"/>0.75 <text:s text:c="5"/>0.75 <text:s text:c="6"/>154</text:p>
      <text:p text:style-name="Normal"/>
      <text:p text:style-name="Normal">Confusion Matrix:</text:p>
      <text:p text:style-name="Normal">[[79 20]</text:p>
      <text:p text:style-name="Normal"><text:s/>[18 37]]</text:p>
      <text:p text:style-name="Normal"/>
      <text:p text:style-name="Normal">--- Random Forest ---</text:p>
      <text:p text:style-name="Normal">Accuracy: 0.7272727272727273</text:p>
      <text:p text:style-name="Normal">Classification Report:</text:p>
      <text:p text:style-name="Normal"><text:s text:c="14"/>precision <text:s text:c="3"/>recall <text:s/>f1-score <text:s text:c="2"/>support</text:p>
      <text:p text:style-name="Normal"/>
      <text:p text:style-name="Normal"><text:s text:c="11"/>0 <text:s text:c="6"/>0.79 <text:s text:c="5"/>0.79 <text:s text:c="5"/>0.79 <text:s text:c="7"/>99</text:p>
      <text:p text:style-name="Normal"><text:s text:c="11"/>1 <text:s text:c="6"/>0.62 <text:s text:c="5"/>0.62 <text:s text:c="5"/>0.62 <text:s text:c="7"/>55</text:p>
      <text:p text:style-name="Normal"/>
      <text:p text:style-name="Normal"><text:s text:c="4"/>accurac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kash S</meta:initial-creator>
    <dc:creator>Akash S</dc:creator>
    <meta:creation-date>2025-05-11T08:34:00Z</meta:creation-date>
    <dc:date>2025-05-11T08:34:00Z</dc:date>
    <meta:template xlink:href="Normal.dotm" xlink:type="simple"/>
    <meta:editing-cycles>3</meta:editing-cycles>
    <meta:editing-duration>PT60S</meta:editing-duration>
    <meta:document-statistic meta:page-count="1" meta:paragraph-count="8" meta:word-count="607" meta:character-count="4065" meta:row-count="28" meta:non-whitespace-character-count="3466"/>
  </office:meta>
</office:document-meta>
</file>